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015ce8" officeooo:paragraph-rsid="00015ce8"/>
    </style:style>
    <style:style style:name="P2" style:family="paragraph" style:parent-style-name="Standard" style:list-style-name="L1">
      <style:text-properties style:font-name="Lucida Console" officeooo:rsid="00015ce8" officeooo:paragraph-rsid="00015ce8"/>
    </style:style>
    <style:style style:name="P3" style:family="paragraph" style:parent-style-name="Standard">
      <style:text-properties style:font-name="Lucida Console" officeooo:rsid="0002942d" officeooo:paragraph-rsid="0002942d"/>
    </style:style>
    <style:style style:name="P4" style:family="paragraph" style:parent-style-name="Standard" style:list-style-name="L1">
      <style:text-properties style:font-name="Lucida Console" officeooo:rsid="0002942d" officeooo:paragraph-rsid="0002942d"/>
    </style:style>
    <style:style style:name="P5" style:family="paragraph" style:parent-style-name="Standard">
      <style:paragraph-properties fo:text-align="center" style:justify-single-word="false"/>
      <style:text-properties style:font-name="Lucida Console" fo:font-weight="bold" officeooo:rsid="00015ce8" officeooo:paragraph-rsid="00015ce8" style:font-weight-asian="bold" style:font-weight-complex="bold"/>
    </style:style>
    <style:style style:name="P6" style:family="paragraph" style:parent-style-name="Standard">
      <style:text-properties style:font-name="Lucida Console" fo:font-weight="bold" officeooo:rsid="0002942d" officeooo:paragraph-rsid="0002942d" style:font-weight-asian="bold" style:font-weight-complex="bold"/>
    </style:style>
    <style:style style:name="T1" style:family="text">
      <style:text-properties officeooo:rsid="0002942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.3- SSH con clave pública/privada</text:p>
      <text:p text:style-name="P1"/>
      <text:list xml:id="list1421628339" text:style-name="L1">
        <text:list-item>
          <text:p text:style-name="P2">En el archivo de configuración, descomentamos la línes de AuthorizedKeys e indicamos la ruta donde se va a encontrar el archivo de las claves autorizadas.</text:p>
          <text:p text:style-name="P2"/>
        </text:list-item>
        <text:list-item>
          <text:p text:style-name="P2">En el CLIENTE, dentro de la carpeta /home/nombredeusuario, creamos la carpeta .ssh</text:p>
          <text:p text:style-name="P2"/>
        </text:list-item>
        <text:list-item>
          <text:p text:style-name="P2">En esa carpeta generamos las claves mediante ssh-keygen.</text:p>
          <text:p text:style-name="P2"/>
        </text:list-item>
        <text:list-item>
          <text:p text:style-name="P2">Enviamos la clave pública (acaba en .pub) al servidor.</text:p>
          <text:p text:style-name="P2"/>
        </text:list-item>
        <text:list-item>
          <text:p text:style-name="P2">Dentro del servidor, añadimos la clave pública al archivo de claves (cat origen <text:span text:style-name="T1">&gt;&gt;</text:span> destino)</text:p>
          <text:p text:style-name="P2"/>
        </text:list-item>
        <text:list-item>
          <text:p text:style-name="P4">Es posible que el archivo de claves no esté habilitado (lo habilitamos en /etc/ssh/sshd_config) así como la posibilidad de autenticarnos mediante clave pública, puede también que el archivo authorized_keys no esté creado (lo creamos con touch authorized_keys).</text:p>
          <text:p text:style-name="P2"/>
        </text:list-item>
        <text:list-item>
          <text:p text:style-name="P4">Para añadir seguridad, en el archivo de configuración, podemos añadir PasswordAuthentication no, de tal manera que solo nos deje autenticarnos mediante clave pública.</text:p>
          <text:p text:style-name="P4"/>
        </text:list-item>
        <text:list-item>
          <text:p text:style-name="P2">La conexión desde el cliente ya debe autenticarse automáticamente con las claves pública/privada.</text:p>
        </text:list-item>
      </text:list>
      <text:p text:style-name="P1"/>
      <text:p text:style-name="P6">POSIBLES ERRORES:</text:p>
      <text:p text:style-name="P3"/>
      <text:p text:style-name="P3">-Cuidado al añadir la clave al archivo authorized_keys, no debemos tocar nada mediante editor de texto ya que puede dar error.</text:p>
      <text:p text:style-name="P3">-Cuidado con cómo están conectadas las máquinas virtuales.</text:p>
      <text:p text:style-name="P3">-Reinicia el servicio si es neces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17T09:53:46.469000000</dc:date>
    <meta:editing-duration>PT45M31S</meta:editing-duration>
    <meta:editing-cycles>1</meta:editing-cycles>
    <meta:document-statistic meta:table-count="0" meta:image-count="0" meta:object-count="0" meta:page-count="1" meta:paragraph-count="20" meta:word-count="199" meta:character-count="1248" meta:non-whitespace-character-count="1077"/>
  </office:meta>
</office:document-meta>
</file>